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16.801cm"/>
    </style:style>
    <style:style style:name="co5" style:family="table-column">
      <style:table-column-properties fo:break-before="auto" style:column-width="18.616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2.08cm"/>
    </style:style>
    <style:style style:name="co8" style:family="table-column">
      <style:table-column-properties fo:break-before="auto" style:column-width="16.3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order-left="0.002cm solid #000000" fo:border-right="0.002cm solid #000000" fo:border-top="0.088cm solid #000000"/>
    </style:style>
    <style:style style:name="ce7" style:family="table-cell" style:parent-style-name="Default">
      <style:table-cell-properties fo:border-bottom="0.002cm solid #000000" fo:background-color="transparent" fo:border-left="0.088cm solid #000000" fo:border-right="0.002cm solid #000000" fo:border-top="0.088cm solid #000000"/>
      <style:text-properties fo:color="#000000"/>
    </style:style>
    <style:style style:name="ce8" style:family="table-cell" style:parent-style-name="Default">
      <style:table-cell-properties fo:border-bottom="0.002cm solid #000000" fo:background-color="transparent" fo:border-left="0.088cm solid #000000" fo:border-right="0.002cm solid #000000" fo:border-top="0.002cm solid #000000"/>
      <style:text-properties fo:color="#000000"/>
    </style:style>
    <style:style style:name="ce9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10" style:family="table-cell" style:parent-style-name="Default">
      <style:table-cell-properties fo:border-bottom="0.088cm solid #000000" fo:background-color="transparent" fo:border-left="0.088cm solid #000000" fo:border-right="0.002cm solid #000000" fo:border-top="0.002cm solid #000000"/>
    </style:style>
    <style:style style:name="ce11" style:family="table-cell" style:parent-style-name="Default">
      <style:table-cell-properties fo:border-bottom="0.088cm solid #000000" fo:border-left="0.002cm solid #000000" fo:border-right="0.088cm solid #000000" fo:border-top="0.088cm solid #000000"/>
    </style:style>
    <style:style style:name="ce12" style:family="table-cell" style:parent-style-name="Default">
      <style:table-cell-properties fo:border-bottom="0.002cm solid #000000" fo:wrap-option="wrap" fo:border-left="0.002cm solid #000000" fo:border-right="0.088cm solid #000000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style:font-name="Times New Roman"/>
    </style:style>
    <style:style style:name="ce16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  <style:text-properties fo:color="#000000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8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 table:style-name="ce5" office:value-type="string">
            <text:p>Jēkabs Stikān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>
            <text:p>Nr</text:p>
          </table:table-cell>
          <table:table-cell table:style-name="ce6" office:value-type="string">
            <text:p>Nosaukums</text:p>
          </table:table-cell>
          <table:table-cell table:style-name="ce11" office:value-type="string">
            <text:p>Tiešsaist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7" office:value-type="string">
            <text:p>FZT651 - <text:s/>Bipolar Transistor, NPN, 60 V, 2 W, 3 A, 200 hFE</text:p>
          </table:table-cell>
          <table:table-cell table:style-name="ce12" office:value-type="string">
            <text:p><text:a xlink:href="https://lv.farnell.com/diodes-inc/fzt651/transistor-npn-60v-3a-sot-223/dp/9525009">https://lv.farnell.com/diodes-inc/fzt651/transistor-npn-60v-3a-sot-223/dp/9525009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T4118M1804-A - <text:s/>Stepper Motor, DC, 0.28 N-m, 1.8 A, Two Phase</text:p>
          </table:table-cell>
          <table:table-cell office:value-type="string">
            <text:p><text:a xlink:href="https://lv.farnell.com/nanotec/st4118m1804-a/stepper-motor-2vdc-1-8a/dp/2507563">https://lv.farnell.com/nanotec/st4118m1804-a/stepper-motor-2vdc-1-8a/dp/2507563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T5918M3008-A - <text:s/>Stepper Motor, DC, 0.88 N-m, 3 A, Two Phase</text:p>
          </table:table-cell>
          <table:table-cell office:value-type="string">
            <text:p><text:a xlink:href="https://lv.farnell.com/nanotec/st5918m3008-a/stepper-motor-2-1vdc-3a/dp/2507567">https://lv.farnell.com/nanotec/st5918m3008-a/stepper-motor-2-1vdc-3a/dp/2507567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RCW0805510RFKEA - <text:s/>SMD Chip Resistor, 0805 [2012 Metric], 510 ohm</text:p>
          </table:table-cell>
          <table:table-cell table:style-name="ce14" office:value-type="string">
            <text:p><text:a xlink:href="https://lv.farnell.com/vishay/crcw0805510rfkea/res-510r-1-0-125w-0805-thick-film/dp/1653016">https://lv.farnell.com/vishay/crcw0805510rfkea/res-510r-1-0-125w-0805-thick-film/dp/1653016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9" office:value-type="string">
            <text:p>PR02000201000JA100 - <text:s/>Through Hole Resistor, 100 ohm, 2 W, ± 5%</text:p>
          </table:table-cell>
          <table:table-cell table:style-name="ce15" office:value-type="string">
            <text:p><text:span text:style-name="T1"><text:a xlink:href="https://lv.farnell.com/vishay/pr02000201000ja100/res-100r-5-2w-axial-metal-film/dp/2614520">https://lv.farnell.com/vishay/pr02000201000ja100/res-100r-5-2w-axial-metal-film/dp/2614520</text:a></text:span>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LM358ADGKR - <text:s/>Operational Amplifier, 2 amplifiers 3V to 32V,MSOP, 8 Pins</text:p>
          </table:table-cell>
          <table:table-cell office:value-type="string">
            <text:p><text:a xlink:href="https://lv.farnell.com/texas-instruments/lm358adgkr/op-amp-high-gain-700khz-msop-8/dp/3117063">https://lv.farnell.com/texas-instruments/lm358adgkr/op-amp-high-gain-700khz-msop-8/dp/3117063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BC817 - <text:s/>Bipolar Single Transistor, NPN, 45 V, 250 mW, 500 mA, 250 hFE</text:p>
          </table:table-cell>
          <table:table-cell office:value-type="string">
            <text:p><text:a xlink:href="https://lv.farnell.com/nexperia/bc817-40-215/transistor-npn-45v-0-5a-sot23/dp/1081225RL">https://lv.farnell.com/nexperia/bc817-40-215/transistor-npn-45v-0-5a-sot23/dp/1081225RL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0805X104K5RAC3316 - <text:s/>SMD Ceramic Capacitor, FT-CAP, 0.1 µF, 50 V, 0805 [2012 Metric], ± 10%</text:p>
          </table:table-cell>
          <table:table-cell office:value-type="string">
            <text:p><text:a xlink:href="https://lv.farnell.com/kemet/c0805x104k5rac3316/cap-0-1-f-50v-10-x7r-0805/dp/2666896">https://lv.farnell.com/kemet/c0805x104k5rac3316/cap-0-1-f-50v-10-x7r-0805/dp/2666896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EEEFK1C220UR - <text:s/>SMD Electrolytic Capacitor, Radial Can, 22 µF, 16 V</text:p>
          </table:table-cell>
          <table:table-cell office:value-type="string">
            <text:p><text:a xlink:href="https://lv.farnell.com/panasonic/eeefk1c220ur/cap-22-f-16v-radial-smd/dp/9695656">https://lv.farnell.com/panasonic/eeefk1c220ur/cap-22-f-16v-radial-smd/dp/9695656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EEEFC1H1R0R - <text:s/>SMD Electrolytic Capacitor, Radial Can, 1 µF, 50 V</text:p>
          </table:table-cell>
          <table:table-cell office:value-type="string">
            <text:p><text:a xlink:href="https://lv.farnell.com/panasonic/eeefc1h1r0r/cap-1-f-50v-radial-smd/dp/9694528">https://lv.farnell.com/panasonic/eeefc1h1r0r/cap-1-f-50v-radial-smd/dp/9694528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EEEFP1E100AR - <text:s/>SMD Electrolytic Capacitor, Radial Can, 10 µF, 25 V</text:p>
          </table:table-cell>
          <table:table-cell office:value-type="string">
            <text:p><text:a xlink:href="https://lv.farnell.com/panasonic/eeefp1e100ar/cap-10-f-25v-radial-smd/dp/1539481">https://lv.farnell.com/panasonic/eeefp1e100ar/cap-10-f-25v-radial-smd/dp/1539481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SRN1060-331M - <text:s/>Power Inductor (SMD), 330 µH, 900 mA, Semishielded, 10mm x 9.8mm x 6mm</text:p>
          </table:table-cell>
          <table:table-cell office:value-type="string">
            <text:p><text:a xlink:href="https://lv.farnell.com/bourns/srn1060-331m/inductor-330uh-20-0-9a-smd/dp/2329195">https://lv.farnell.com/bourns/srn1060-331m/inductor-330uh-20-0-9a-smd/dp/2329195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TS53YJ104MR10 - <text:s/>Trimmer Potentiometer, 100 kohm, SMD, 250 mW, ± 20%</text:p>
          </table:table-cell>
          <table:table-cell office:value-type="string">
            <text:p><text:a xlink:href="https://lv.farnell.com/vishay/ts53yj104mr10/trimmer-pot-100k-1turn-smd/dp/1141488">https://lv.farnell.com/vishay/ts53yj104mr10/trimmer-pot-100k-1turn-smd/dp/1141488</text:a>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TS53YL103MR10 - <text:s/>Trimmer Potentiometer, 10 kohm, 1 Turns, SMD, 250 mW, ± 20%</text:p>
          </table:table-cell>
          <table:table-cell office:value-type="string">
            <text:p><text:a xlink:href="https://lv.farnell.com/vishay/ts53yl103mr10/trimmer-pot-10k-1turn-smd/dp/1141474">https://lv.farnell.com/vishay/ts53yl103mr10/trimmer-pot-10k-1turn-smd/dp/1141474</text:a>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5">
            <text:p>15</text:p>
          </table:table-cell>
          <table:table-cell table:style-name="ce10" office:value-type="string">
            <text:p>S1ML R3 - <text:s/>Standard Recovery Diode, 1 kV, 1 A, Single, 1.1 V, 1.8 µs, 30 A</text:p>
          </table:table-cell>
          <table:table-cell table:style-name="ce16" office:value-type="string">
            <text:p><text:a xlink:href="https://lv.farnell.com/taiwan-semiconductor/s1ml-r3/diode-sgp-1a-1000v/dp/1559155">https://lv.farnell.com/taiwan-semiconductor/s1ml-r3/diode-sgp-1a-1000v/dp/1559155</text:a>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9">09.12.2019</text:date>, <text:time>13:0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6M11S</meta:editing-duration>
    <meta:editing-cycles>64</meta:editing-cycles>
    <meta:generator>OpenOffice/4.1.5$Win32 OpenOffice.org_project/415m1$Build-9789</meta:generator>
    <dc:date>2019-12-09T13:02:32.63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